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3.5701in"/>
    </style:style>
    <style:style style:name="co3" style:family="table-column">
      <style:table-column-properties fo:break-before="auto" style:column-width="0.6528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5100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5100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5100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5100">
      <style:table-cell-properties fo:border-bottom="0.99pt dotte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5100">
      <style:table-cell-properties fo:border-bottom="0.99pt dotte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 style:data-style-name="N5100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5100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 style:data-style-name="N5100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127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127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 style:data-style-name="N127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 style:data-style-name="N127">
      <style:table-cell-properties fo:border-bottom="0.99pt dotte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127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" style:family="table-cell" style:parent-style-name="Default" style:data-style-name="N127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Default" style:data-style-name="N124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" style:family="table-cell" style:parent-style-name="Default" style:data-style-name="N124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 style:data-style-name="N124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 style:data-style-name="N124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 style:data-style-name="N124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 style:data-style-name="N128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style:font-name-asian="Droid Sans Fallback" style:font-name-complex="Times New Roman"/>
    </style:style>
    <style:style style:name="T2" style:family="text">
      <style:text-properties style:font-name-asian="Droid Sans Fallback" style:font-weight-asian="bold" style:font-name-complex="Times New Roman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28"/>
        <table:table-column table:style-name="co4" table:default-cell-style-name="ce38"/>
        <table:table-column table:style-name="co1" table:default-cell-style-name="ce38"/>
        <table:table-column table:style-name="co5" table:default-cell-style-name="ce47"/>
        <table:table-column table:style-name="co1" table:default-cell-style-name="ce38"/>
        <table:table-column table:style-name="co5" table:default-cell-style-name="ce47"/>
        <table:table-column table:style-name="co1" table:default-cell-style-name="ce38"/>
        <table:table-column table:style-name="co5" table:default-cell-style-name="ce47"/>
        <table:table-column table:style-name="co1" table:default-cell-style-name="ce38"/>
        <table:table-column table:style-name="co5" table:default-cell-style-name="ce47"/>
        <table:table-column table:style-name="co6" table:number-columns-repeated="1012" table:default-cell-style-name="ce28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5"/>
          <table:table-cell table:style-name="ce20"/>
          <table:table-cell table:style-name="ce29" table:number-columns-repeated="2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0" table:number-columns-repeated="1012"/>
        </table:table-row>
        <table:table-row table:style-name="ro1">
          <table:table-cell table:style-name="ce2" office:value-type="string">
            <text:p><text:a xlink:href="python://get_company_address()" xlink:type="simple">get_company_address</text:a></text:p>
          </table:table-cell>
          <table:table-cell table:style-name="ce15"/>
          <table:table-cell table:style-name="ce20"/>
          <table:table-cell table:style-name="ce29" table:number-columns-repeated="2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0" table:number-columns-repeated="1012"/>
        </table:table-row>
        <table:table-row table:style-name="ro2">
          <table:table-cell table:style-name="ce3" office:value-type="string" table:number-columns-spanned="12" table:number-rows-spanned="1">
            <text:p>BAO CAO NHAP XUAT TON (VND)</text:p>
          </table:table-cell>
          <table:covered-table-cell table:number-columns-repeated="11" table:style-name="ce16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Warehouse: <text:s text:c="2"/><text:a xlink:href="python://get_warehouse()" xlink:type="simple">get_warehouse</text:a></text:p>
          </table:table-cell>
          <table:covered-table-cell table:style-name="ce17"/>
          <table:table-cell table:style-name="ce21" office:value-type="string" table:number-columns-spanned="6" table:number-rows-spanned="1">
            <text:p>Tu ngay: <text:s text:c="2"/><text:a xlink:href="python://get_start_date()" xlink:type="simple">start_date</text:a> - <text:a xlink:href="python://get_end_date()" xlink:type="simple">end_date</text:a></text:p>
          </table:table-cell>
          <table:covered-table-cell table:number-columns-repeated="2" table:style-name="ce30"/>
          <table:covered-table-cell table:style-name="ce42"/>
          <table:covered-table-cell table:style-name="ce30"/>
          <table:covered-table-cell table:style-name="ce42"/>
          <table:table-cell table:style-name="ce31"/>
          <table:table-cell table:style-name="ce43"/>
          <table:table-cell table:style-name="ce31"/>
          <table:table-cell table:style-name="ce43"/>
          <table:table-cell table:style-name="ce22" table:number-columns-repeated="1012"/>
        </table:table-row>
        <table:table-row table:style-name="ro1">
          <table:table-cell table:style-name="ce4" office:value-type="string" table:number-columns-spanned="2" table:number-rows-spanned="1">
            <text:p>Category: <text:s text:c="2"/><text:a xlink:href="python://get_product_category()" xlink:type="simple">get_category</text:a></text:p>
          </table:table-cell>
          <table:covered-table-cell table:style-name="ce17"/>
          <table:table-cell table:style-name="ce22"/>
          <table:table-cell table:style-name="ce31" table:number-columns-repeated="2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22" table:number-columns-repeated="1012"/>
        </table:table-row>
        <table:table-row table:style-name="ro1">
          <table:table-cell table:style-name="ce4" office:value-type="string" table:number-columns-spanned="2" table:number-rows-spanned="1">
            <text:p>Supplier: <text:s text:c="2"/><text:a xlink:href="python://get_supplier()" xlink:type="simple">supplier</text:a></text:p>
          </table:table-cell>
          <table:covered-table-cell table:style-name="ce17"/>
          <table:table-cell table:style-name="ce22"/>
          <table:table-cell table:style-name="ce31" table:number-columns-repeated="2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22" table:number-columns-repeated="1012"/>
        </table:table-row>
        <table:table-row table:style-name="ro1">
          <table:table-cell table:style-name="ce4" office:value-type="string" table:number-columns-spanned="2" table:number-rows-spanned="1">
            <text:p>Sort by: <text:a xlink:href="python://get_group()" xlink:type="simple">get_group</text:a></text:p>
          </table:table-cell>
          <table:covered-table-cell table:style-name="ce17"/>
          <table:table-cell table:style-name="ce22"/>
          <table:table-cell table:style-name="ce31" table:number-columns-repeated="2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22" table:number-columns-repeated="1012"/>
        </table:table-row>
        <table:table-row table:style-name="ro1">
          <table:table-cell table:style-name="ce5" table:number-columns-repeated="2"/>
          <table:table-cell table:style-name="ce22"/>
          <table:table-cell table:style-name="ce31" table:number-columns-repeated="2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22" table:number-columns-repeated="1012"/>
        </table:table-row>
        <table:table-row table:style-name="ro3">
          <table:table-cell table:style-name="ce6" office:value-type="string" table:number-columns-spanned="1" table:number-rows-spanned="3">
            <text:p>Ma SP</text:p>
          </table:table-cell>
          <table:table-cell table:style-name="ce6" office:value-type="string" table:number-columns-spanned="1" table:number-rows-spanned="3">
            <text:p>Ten San Pham</text:p>
          </table:table-cell>
          <table:table-cell table:style-name="ce23" office:value-type="string" table:number-columns-spanned="1" table:number-rows-spanned="3">
            <text:p>DVT</text:p>
          </table:table-cell>
          <table:table-cell table:style-name="ce32" office:value-type="string" office:string-value="Gia BQCK" table:number-columns-spanned="1" table:number-rows-spanned="3">
            <text:p>Gia BQCK </text:p>
          </table:table-cell>
          <table:table-cell table:style-name="ce33" office:value-type="string" office:string-value="Ton Dau" table:number-columns-spanned="2" table:number-rows-spanned="2">
            <text:p>Ton Dau </text:p>
          </table:table-cell>
          <table:covered-table-cell table:style-name="ce33"/>
          <table:table-cell table:style-name="ce33" office:value-type="string" office:string-value="Phat Sinh Trong Ky" table:number-columns-spanned="4" table:number-rows-spanned="1">
            <text:p>Phat Sinh Trong Ky </text:p>
          </table:table-cell>
          <table:covered-table-cell table:number-columns-repeated="3" table:style-name="ce33"/>
          <table:table-cell table:style-name="ce33" office:value-type="string" office:string-value="Ton Cuoi" table:number-columns-spanned="2" table:number-rows-spanned="2">
            <text:p>Ton Cuoi </text:p>
          </table:table-cell>
          <table:covered-table-cell table:style-name="ce33"/>
          <table:table-cell table:style-name="ce49" table:number-columns-repeated="1012"/>
        </table:table-row>
        <table:table-row table:style-name="ro3">
          <table:covered-table-cell table:number-columns-repeated="2" table:style-name="ce7"/>
          <table:covered-table-cell table:style-name="ce24"/>
          <table:covered-table-cell table:number-columns-repeated="3" table:style-name="ce33"/>
          <table:table-cell table:style-name="ce33" office:value-type="string" office:string-value="Nhap" table:number-columns-spanned="2" table:number-rows-spanned="1">
            <text:p>Nhap </text:p>
          </table:table-cell>
          <table:covered-table-cell table:style-name="ce33"/>
          <table:table-cell table:style-name="ce33" office:value-type="string" office:string-value="Xuat" table:number-columns-spanned="2" table:number-rows-spanned="1">
            <text:p>Xuat </text:p>
          </table:table-cell>
          <table:covered-table-cell table:number-columns-repeated="3" table:style-name="ce33"/>
          <table:table-cell table:style-name="ce49" table:number-columns-repeated="1012"/>
        </table:table-row>
        <table:table-row table:style-name="ro3">
          <table:covered-table-cell table:number-columns-repeated="2" table:style-name="ce6"/>
          <table:covered-table-cell table:style-name="ce23"/>
          <table:covered-table-cell table:style-name="ce32"/>
          <table:table-cell table:style-name="ce32" office:value-type="string" office:string-value="So Lg">
            <text:p>So Lg </text:p>
          </table:table-cell>
          <table:table-cell table:style-name="ce44" office:value-type="string" office:string-value="Gia Tri">
            <text:p>Gia Tri </text:p>
          </table:table-cell>
          <table:table-cell table:style-name="ce32" office:value-type="string" office:string-value="So Lg">
            <text:p>So Lg </text:p>
          </table:table-cell>
          <table:table-cell table:style-name="ce44" office:value-type="string" office:string-value="Gia Tri">
            <text:p>Gia Tri </text:p>
          </table:table-cell>
          <table:table-cell table:style-name="ce32" office:value-type="string" office:string-value="So Lg">
            <text:p>So Lg </text:p>
          </table:table-cell>
          <table:table-cell table:style-name="ce44" office:value-type="string" office:string-value="Gia Tri">
            <text:p>Gia Tri </text:p>
          </table:table-cell>
          <table:table-cell table:style-name="ce32" office:value-type="string" office:string-value="So Lg">
            <text:p>So Lg </text:p>
          </table:table-cell>
          <table:table-cell table:style-name="ce44" office:value-type="string" office:string-value="Gia Tri">
            <text:p>Gia Tri </text:p>
          </table:table-cell>
          <table:table-cell table:style-name="ce49" table:number-columns-repeated="1012"/>
        </table:table-row>
        <table:table-row table:style-name="ro3">
          <table:table-cell table:style-name="ce8" office:value-type="string" table:number-columns-spanned="12" table:number-rows-spanned="1">
            <text:p><text:span text:style-name="T1"><text:a xlink:href="python://for%20each=%22data%20in%20get_data_category_code()%20%22" xlink:type="simple">for_category</text:a></text:span></text:p>
          </table:table-cell>
          <table:covered-table-cell table:number-columns-repeated="2" table:style-name="ce18"/>
          <table:covered-table-cell table:style-name="ce34"/>
          <table:covered-table-cell table:number-columns-repeated="8" table:style-name="ce39"/>
          <table:table-cell table:style-name="ce49" table:number-columns-repeated="1012"/>
        </table:table-row>
        <table:table-row table:style-name="ro3">
          <table:table-cell table:style-name="ce8" office:value-type="string" table:number-columns-spanned="4" table:number-rows-spanned="1">
            <text:p><text:span text:style-name="T1"><text:a xlink:href="python://data['name_category']" xlink:type="simple">category_name</text:a></text:span></text:p>
          </table:table-cell>
          <table:covered-table-cell table:number-columns-repeated="2" table:style-name="ce18"/>
          <table:covered-table-cell table:style-name="ce34"/>
          <table:table-cell table:style-name="ce39"/>
          <table:table-cell table:style-name="ce39" office:value-type="string">
            <text:p><text:a xlink:href="python://data['sub_open_amt']" xlink:type="simple">sub_open_amt</text:a></text:p>
          </table:table-cell>
          <table:table-cell table:style-name="ce39"/>
          <table:table-cell table:style-name="ce39" office:value-type="string">
            <text:p><text:a xlink:href="python://data['sub_bal_in_amt']" xlink:type="simple">sub_bal_in_amt</text:a></text:p>
          </table:table-cell>
          <table:table-cell table:style-name="ce39"/>
          <table:table-cell table:style-name="ce39" office:value-type="string">
            <text:p><text:a xlink:href="python://data['sub_bal_out_amt']" xlink:type="simple">sub_bal_out_amt</text:a></text:p>
          </table:table-cell>
          <table:table-cell table:style-name="ce39"/>
          <table:table-cell table:style-name="ce39" office:value-type="string">
            <text:p><text:a xlink:href="python://data['sub_close_amt']" xlink:type="simple">sub_close_amt</text:a></text:p>
          </table:table-cell>
          <table:table-cell table:style-name="ce49" table:number-columns-repeated="1012"/>
        </table:table-row>
        <table:table-row table:style-name="ro3">
          <table:table-cell table:style-name="ce8" office:value-type="string" table:number-columns-spanned="12" table:number-rows-spanned="1">
            <text:p><text:span text:style-name="T1"><text:a xlink:href="python://for%20each=%22line%20in%20get_line_category_code(data['category_code'])%20%22" xlink:type="simple">for_get_line</text:a></text:span></text:p>
          </table:table-cell>
          <table:covered-table-cell table:number-columns-repeated="2" table:style-name="ce18"/>
          <table:covered-table-cell table:style-name="ce34"/>
          <table:covered-table-cell table:number-columns-repeated="8" table:style-name="ce39"/>
          <table:table-cell table:style-name="ce49" table:number-columns-repeated="1012"/>
        </table:table-row>
        <table:table-row table:style-name="ro4">
          <table:table-cell table:style-name="ce9" office:value-type="string">
            <text:p><text:a xlink:href="python://line['product_code']" xlink:type="simple">product_code</text:a></text:p>
          </table:table-cell>
          <table:table-cell table:style-name="ce9" office:value-type="string">
            <text:p><text:a xlink:href="python://line['product_name']" xlink:type="simple">product_name</text:a></text:p>
          </table:table-cell>
          <table:table-cell table:style-name="ce25" office:value-type="string">
            <text:p><text:a xlink:href="python://line['uom_name']" xlink:type="simple">uom_name</text:a></text:p>
          </table:table-cell>
          <table:table-cell table:style-name="ce35" office:value-type="string">
            <text:p><text:a xlink:href="python://line['item_cost']" xlink:type="simple">item_cost</text:a></text:p>
          </table:table-cell>
          <table:table-cell table:style-name="ce35" office:value-type="string">
            <text:p><text:a xlink:href="python://line['open_qty']" xlink:type="simple">open_qty</text:a></text:p>
          </table:table-cell>
          <table:table-cell table:style-name="ce35" office:value-type="string">
            <text:p><text:a xlink:href="python://line['open_amt']" xlink:type="simple">open_amt</text:a></text:p>
          </table:table-cell>
          <table:table-cell table:style-name="ce35" office:value-type="string">
            <text:p><text:a xlink:href="python://line['bal_in_qty']" xlink:type="simple">bal_in_qty</text:a></text:p>
          </table:table-cell>
          <table:table-cell table:style-name="ce35" office:value-type="string">
            <text:p><text:a xlink:href="python://line['bal_in_amt']" xlink:type="simple">bal_in_amt</text:a></text:p>
          </table:table-cell>
          <table:table-cell table:style-name="ce35" office:value-type="string">
            <text:p><text:a xlink:href="python://line['bal_out_qty']" xlink:type="simple">bal_out_qty</text:a></text:p>
          </table:table-cell>
          <table:table-cell table:style-name="ce35" office:value-type="string">
            <text:p><text:a xlink:href="python://line['bal_out_amt']" xlink:type="simple">bal_out_amt</text:a></text:p>
          </table:table-cell>
          <table:table-cell table:style-name="ce35" office:value-type="string">
            <text:p><text:a xlink:href="python://line['close_qty']" xlink:type="simple">close_qty</text:a></text:p>
          </table:table-cell>
          <table:table-cell table:style-name="ce35" office:value-type="string">
            <text:p><text:a xlink:href="python://line['close_amt']" xlink:type="simple">close_amt</text:a></text:p>
          </table:table-cell>
          <table:table-cell table:number-columns-repeated="1012"/>
        </table:table-row>
        <table:table-row table:style-name="ro3">
          <table:table-cell table:style-name="ce10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2" table:style-name="ce18"/>
          <table:covered-table-cell table:style-name="ce34"/>
          <table:covered-table-cell table:number-columns-repeated="8" table:style-name="ce39"/>
          <table:table-cell table:style-name="ce49" table:number-columns-repeated="1012"/>
        </table:table-row>
        <table:table-row table:style-name="ro3">
          <table:table-cell table:style-name="ce11" office:value-type="string" table:number-columns-spanned="12" table:number-rows-spanned="1">
            <text:p><text:span text:style-name="T2"><text:a xlink:href="python:///for" xlink:type="simple">end for</text:a></text:span></text:p>
          </table:table-cell>
          <table:covered-table-cell table:number-columns-repeated="2" table:style-name="ce18"/>
          <table:covered-table-cell table:style-name="ce34"/>
          <table:covered-table-cell table:number-columns-repeated="8" table:style-name="ce39"/>
          <table:table-cell table:style-name="ce49" table:number-columns-repeated="1012"/>
        </table:table-row>
        <table:table-row table:style-name="ro3">
          <table:table-cell table:style-name="ce12" table:number-columns-repeated="2"/>
          <table:table-cell table:style-name="ce26"/>
          <table:table-cell table:style-name="ce36" table:number-columns-repeated="2"/>
          <table:table-cell table:style-name="ce45"/>
          <table:table-cell table:style-name="ce36"/>
          <table:table-cell table:style-name="ce45"/>
          <table:table-cell table:style-name="ce36"/>
          <table:table-cell table:style-name="ce45"/>
          <table:table-cell table:style-name="ce36"/>
          <table:table-cell table:style-name="ce45"/>
          <table:table-cell table:style-name="ce49" table:number-columns-repeated="1012"/>
        </table:table-row>
        <table:table-row table:style-name="ro5">
          <table:table-cell table:style-name="ce13"/>
          <table:table-cell table:style-name="ce19" office:value-type="string">
            <text:p>Tong cong</text:p>
          </table:table-cell>
          <table:table-cell table:style-name="ce27"/>
          <table:table-cell table:style-name="ce37"/>
          <table:table-cell table:style-name="ce40" office:value-type="string" table:number-columns-spanned="2" table:number-rows-spanned="1">
            <text:p><text:a xlink:href="python://get_total_open_val()" xlink:type="simple">get_total_open_val</text:a></text:p>
          </table:table-cell>
          <table:covered-table-cell table:style-name="ce46" office:value-type="string">
            <text:p><text:span text:style-name="T1"><text:a xlink:href="python://get_total_open_val()" xlink:type="simple">get_total_open_val</text:a></text:span></text:p>
          </table:covered-table-cell>
          <table:table-cell table:style-name="ce40" office:value-type="string" table:number-columns-spanned="2" table:number-rows-spanned="1">
            <text:p><text:a xlink:href="python://get_total_bal_in_val()" xlink:type="simple">get_total_bal_in_val</text:a></text:p>
          </table:table-cell>
          <table:covered-table-cell table:style-name="ce46" office:value-type="string">
            <text:p><text:span text:style-name="T1"><text:a xlink:href="python://get_total_bal_in_val()" xlink:type="simple">get_total_bal_in_val</text:a></text:span></text:p>
          </table:covered-table-cell>
          <table:table-cell table:style-name="ce40" office:value-type="string" table:number-columns-spanned="2" table:number-rows-spanned="1">
            <text:p><text:a xlink:href="python://get_total_bal_out_val()" xlink:type="simple">get_total_bal_out_val</text:a></text:p>
          </table:table-cell>
          <table:covered-table-cell table:style-name="ce46" office:value-type="string">
            <text:p><text:span text:style-name="T1"><text:a xlink:href="python://get_total_bal_out_val()" xlink:type="simple">get_total_bal_out_val</text:a></text:span></text:p>
          </table:covered-table-cell>
          <table:table-cell table:style-name="ce48" office:value-type="string" table:number-columns-spanned="2" table:number-rows-spanned="1">
            <text:p><text:a xlink:href="python://get_total_close_val()" xlink:type="simple">get_total_close_val</text:a></text:p>
          </table:table-cell>
          <table:covered-table-cell table:style-name="Default"/>
          <table:table-cell table:style-name="ce50"/>
          <table:table-cell table:style-name="ce49" table:number-columns-repeated="1011"/>
        </table:table-row>
        <table:table-row table:style-name="ro6" table:number-rows-repeated="1043823">
          <table:table-cell table:number-columns-repeated="1024"/>
        </table:table-row>
        <table:table-row table:style-name="ro7" table:number-rows-repeated="473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28">
      <number:text> - </number:text>
      <style:map style:condition="value()&gt;0" style:apply-style-name="N128P0"/>
      <style:map style:condition="value()&lt;0" style:apply-style-name="N128P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7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gg</meta:initial-creator>
    <dc:creator>KietPham </dc:creator>
    <meta:creation-date>2013-06-19T09:25:54</meta:creation-date>
    <dc:date>2013-06-24T10:55:31</dc:date>
    <meta:generator>LibreOffice/3.5$Linux_X86_64 LibreOffice_project/350m1$Build-2</meta:generator>
    <meta:editing-duration>PT1H5M57S</meta:editing-duration>
    <meta:editing-cycles>49</meta:editing-cycles>
    <meta:document-statistic meta:table-count="1" meta:cell-count="5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